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57826" officeooo:paragraph-rsid="00057826"/>
    </style:style>
    <style:style style:name="P2" style:family="paragraph" style:parent-style-name="Preformatted_20_Text">
      <style:text-properties officeooo:rsid="00057826" officeooo:paragraph-rsid="00072e20"/>
    </style:style>
    <style:style style:name="T1" style:family="text">
      <style:text-properties officeooo:rsid="000a4d11"/>
    </style:style>
    <style:style style:name="T2" style:family="text">
      <style:text-properties officeooo:rsid="000c2d95"/>
    </style:style>
    <style:style style:name="T3" style:family="text">
      <style:text-properties officeooo:rsid="0008e0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3">2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24 bit)</text:p>
      <text:p text:style-name="P1">============================================</text:p>
      <text:p text:style-name="P1">Please verify correctness of peak meter and maximum peak meter</text:p>
      <text:p text:style-name="P1">programmatically.</text:p>
      <text:p text:style-name="P1"/>
      <text:p text:style-name="P1">Given values describe the left channel. <text:s/>The right channel is delayed</text:p>
      <text:p text:style-name="P1">by one second and its level has been attenuated by 1.93 dB.</text:p>
      <text:p text:style-name="P1"/>
      <text:p text:style-name="P1">00:00.000 - 00:02.000 <text:s/>silence</text:p>
      <text:p text:style-name="P2">00:02.000 - 00:07.000 <text:s/>square wave ( <text:s/>20 Hz, -41.0 dB FS<text:span text:style-name="T1"> </text:span><text:span text:style-name="T2">peak</text:span>)</text:p>
      <text:p text:style-name="P1"/>
      <text:p text:style-name="P1"><text:s text:c="23"/>[left <text:s/>peak meter should read -21.00 dB (K-20)]</text:p>
      <text:p text:style-name="P1"><text:s text:c="23"/>[right peak meter should read -22.93 dB (K-20)]</text:p>
      <text:p text:style-name="P1"/>
      <text:p text:style-name="P1"><text:s text:c="23"/>[left <text:s/>maximum peak should read -21.00 dB (K-20)]</text:p>
      <text:p text:style-name="P1"><text:s text:c="23"/>[right maximum peak should read -22.93 dB (K-20)]</text:p>
      <text:p text:style-name="P1"/>
      <text:p text:style-name="P1">00:07.000 - 00:09.000 <text:s/>silence</text:p>
      <text:p text:style-name="P2">00:09.000 - 00:14.000 <text:s/>square wave ( 180 Hz, -29.0 dB FS<text:span text:style-name="T1"> </text:span><text:span text:style-name="T2">peak</text:span>)</text:p>
      <text:p text:style-name="P1"/>
      <text:p text:style-name="P1"><text:s text:c="23"/>[left <text:s/>peak meter should read <text:s/>-9.00 dB (K-20)]</text:p>
      <text:p text:style-name="P1"><text:s text:c="23"/>[right peak meter should read -10.93 dB (K-20)]</text:p>
      <text:p text:style-name="P1"/>
      <text:p text:style-name="P1"><text:s text:c="23"/>[left <text:s/>maximum peak should read <text:s/>-9.00 dB (K-20)]</text:p>
      <text:p text:style-name="P1"><text:s text:c="23"/>[right maximum peak should read -10.93 dB (K-20)]</text:p>
      <text:p text:style-name="P1"/>
      <text:p text:style-name="P1">00:14.000 - 00:16.000 <text:s/>silence</text:p>
      <text:p text:style-name="P2">00:16.000 - 00:21.000 <text:s/>square wave ( 530 Hz, -17.5 dB FS<text:span text:style-name="T1"> </text:span><text:span text:style-name="T2">peak</text:span>)</text:p>
      <text:p text:style-name="P1"/>
      <text:p text:style-name="P1"><text:s text:c="23"/>[left <text:s/>peak meter should read <text:s/>+2.50 dB (K-20)]</text:p>
      <text:p text:style-name="P1"><text:s text:c="23"/>[right peak meter should read <text:s/>+0.57 dB (K-20)]</text:p>
      <text:p text:style-name="P1"/>
      <text:p text:style-name="P1"><text:s text:c="23"/>[left <text:s/>maximum peak should read <text:s/>+2.50 dB (K-20)]</text:p>
      <text:p text:style-name="P1"><text:s text:c="23"/>[right maximum peak should read <text:s/>+0.57 dB (K-20)]</text:p>
      <text:p text:style-name="P1"/>
      <text:p text:style-name="P1">00:21.000 - 00:23.000 <text:s/>silence</text:p>
      <text:p text:style-name="P2"><text:soft-page-break/>00:23.000 - 00:28.000 <text:s/>square wave (1111 Hz, <text:s/>-8.3 dB FS<text:span text:style-name="T1"> </text:span><text:span text:style-name="T2">peak</text:span>)</text:p>
      <text:p text:style-name="P1"/>
      <text:p text:style-name="P1"><text:s text:c="23"/>[left <text:s/>peak meter should read +11.70 dB (K-20)]</text:p>
      <text:p text:style-name="P1"><text:s text:c="23"/>[right peak meter should read <text:s/>+9.77 dB (K-20)]</text:p>
      <text:p text:style-name="P1"/>
      <text:p text:style-name="P1"><text:s text:c="23"/>[left <text:s/>maximum peak should read +11.70 dB (K-20)]</text:p>
      <text:p text:style-name="P1"><text:s text:c="23"/>[right maximum peak should read <text:s/>+9.77 dB (K-20)]</text:p>
      <text:p text:style-name="P1"/>
      <text:p text:style-name="P1">00:28.000 - 00:30.000 <text:s/>silence</text:p>
      <text:p text:style-name="P2">00:30.000 - 00:35.000 <text:s/>square wave (1501 Hz, <text:s/>-0.1 dB FS<text:span text:style-name="T1"> </text:span><text:span text:style-name="T2">peak</text:span>)</text:p>
      <text:p text:style-name="P1"/>
      <text:p text:style-name="P1"><text:s text:c="23"/>[left <text:s/>peak meter should read +19.90 dB (K-20)]</text:p>
      <text:p text:style-name="P1"><text:s text:c="23"/>[right peak meter should read +17.97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35.000 - 00:37.000 <text:s/>silence</text:p>
      <text:p text:style-name="P2">00:37.000 - 00:42.000 <text:s/>square wave (2890 Hz, -36.0 dB FS<text:span text:style-name="T1"> </text:span><text:span text:style-name="T2">peak</text:span>)</text:p>
      <text:p text:style-name="P1"/>
      <text:p text:style-name="P1"><text:s text:c="23"/>[left <text:s/>peak meter should read -16.00 dB (K-20)]</text:p>
      <text:p text:style-name="P1"><text:s text:c="23"/>[right peak meter should read -17.93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42.000 - 00:44.000 <text:s/>silence</text:p>
      <text:p text:style-name="P2">00:44.000 - 00:49.000 <text:s/>square wave (4190 Hz, -69.5 dB FS<text:span text:style-name="T1"> </text:span><text:span text:style-name="T2">peak</text:span>)</text:p>
      <text:p text:style-name="P1"/>
      <text:p text:style-name="P1"><text:s text:c="23"/>[left <text:s/>peak meter should read -49.50 dB (K-20)]</text:p>
      <text:p text:style-name="P1"><text:s text:c="23"/>[right peak meter should read -51.43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49.000 - 00:51.000 <text:s/>silence</text:p>
      <text:p text:style-name="P2">00:51.000 - 00:56.000 <text:s/>square wave (8345 Hz, -85.0 dB FS<text:span text:style-name="T1"> </text:span><text:span text:style-name="T2">peak</text:span>)</text:p>
      <text:p text:style-name="P1"/>
      <text:p text:style-name="P1"><text:s text:c="23"/>(it seems like I have driven Sound Forge's test</text:p>
      <text:p text:style-name="P1"><text:s text:c="24"/>tone generator to its limits -- the peak level</text:p>
      <text:p text:style-name="P1"><text:s text:c="24"/>meter readings given below have been measured</text:p>
      <text:p text:style-name="P1"><text:s text:c="24"/>using the "Statistics" dialog in Sound Forge)</text:p>
      <text:p text:style-name="P1"/>
      <text:p text:style-name="P1"><text:s text:c="23"/>[left <text:s/>peak meter should read -65.05 dB (K-20)]</text:p>
      <text:p text:style-name="P1"><text:s text:c="23"/>[right peak meter should read -66.99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56.000 - 00:59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peak_meter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x] Peak meter level</text:p>
      <text:p text:style-name="P1"><text:s text:c="10"/>[x] Maximum peak level</text:p>
      <text:p text:style-name="P1"><text:s text:c="10"/>[ ] Stereo meter value</text:p>
      <text:p text:style-name="P1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2-03-31T13:41:17</dc:date>
    <dc:creator>Martin Zuther</dc:creator>
    <meta:editing-duration>PT00H01M01S</meta:editing-duration>
    <meta:editing-cycles>3</meta:editing-cycles>
    <meta:document-statistic meta:table-count="0" meta:image-count="0" meta:object-count="0" meta:page-count="2" meta:paragraph-count="86" meta:word-count="617" meta:character-count="4832"/>
  </office:meta>
</office:document-meta>
</file>